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rbel Light1" svg:font-family="'Corbel Light'" style:font-family-generic="swiss" style:font-pitch="variable"/>
    <style:font-face style:name="Corbel Light" svg:font-family="'Corbel Light'" style:font-adornments="Regular" style:font-family-generic="swiss" style:font-pitch="variable"/>
    <style:font-face style:name="Noto Sans1" svg:font-family="'Noto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Text_20_A4">
      <style:graphic-properties draw:stroke="solid" svg:stroke-color="#666666" draw:textarea-horizontal-align="justify" draw:textarea-vertical-align="middle" draw:auto-grow-height="false" fo:min-height="0.929cm" fo:min-width="7.573cm"/>
      <style:paragraph-properties style:writing-mode="lr-tb"/>
    </style:style>
    <style:style style:name="gr2" style:family="graphic" style:parent-style-name="Text_20_A4">
      <style:graphic-properties draw:stroke="solid" svg:stroke-color="#666666" draw:textarea-horizontal-align="justify" draw:textarea-vertical-align="top" draw:auto-grow-height="false" fo:min-height="0.558cm" fo:min-width="7.573cm"/>
      <style:paragraph-properties style:writing-mode="lr-tb"/>
    </style:style>
    <style:style style:name="gr3" style:family="graphic" style:parent-style-name="Text_20_A4">
      <style:graphic-properties draw:stroke="solid" svg:stroke-color="#666666" draw:textarea-horizontal-align="justify" draw:textarea-vertical-align="top" draw:auto-grow-height="false" fo:min-height="1.053cm" fo:min-width="7.573cm"/>
      <style:paragraph-properties style:writing-mode="lr-tb"/>
    </style:style>
    <style:style style:name="gr4" style:family="graphic" style:parent-style-name="Text_20_A4">
      <style:graphic-properties draw:stroke="solid" svg:stroke-color="#666666" draw:textarea-horizontal-align="justify" draw:textarea-vertical-align="top" draw:auto-grow-height="false" fo:min-height="0.976cm" fo:min-width="7.573cm"/>
      <style:paragraph-properties style:writing-mode="lr-tb"/>
    </style:style>
    <style:style style:name="gr5" style:family="graphic" style:parent-style-name="Text_20_A4">
      <style:graphic-properties draw:stroke="solid" svg:stroke-color="#666666" draw:textarea-horizontal-align="justify" draw:textarea-vertical-align="top" draw:auto-grow-height="false" fo:min-height="3.51cm" fo:min-width="7.573cm"/>
      <style:paragraph-properties style:writing-mode="lr-tb"/>
    </style:style>
    <style:style style:name="gr6" style:family="graphic" style:parent-style-name="Text_20_A4">
      <style:graphic-properties draw:stroke="solid" svg:stroke-color="#666666" draw:fill="solid" draw:fill-color="#eeeeee" draw:textarea-horizontal-align="justify" draw:textarea-vertical-align="top" draw:auto-grow-height="false" fo:min-height="3.51cm" fo:min-width="7.573cm"/>
      <style:paragraph-properties style:writing-mode="lr-tb"/>
    </style:style>
    <style:style style:name="gr7" style:family="graphic" style:parent-style-name="standard">
      <style:graphic-properties draw:stroke="dash" draw:stroke-dash="Long_20_Dash" svg:stroke-width="0cm" svg:stroke-color="#666666" draw:marker-end="Arrowheads_20_2" draw:textarea-vertical-align="middle"/>
    </style:style>
    <style:style style:name="gr8" style:family="graphic" style:parent-style-name="standard">
      <style:graphic-properties draw:stroke="dash" draw:stroke-dash="Long_20_Dash" svg:stroke-color="#666666" draw:marker-end="Arrowheads_20_2" draw:textarea-vertical-align="middle"/>
    </style:style>
    <style:style style:name="gr9" style:family="graphic" style:parent-style-name="standard">
      <style:graphic-properties svg:stroke-color="#666666" draw:marker-start="Arrowheads_20_4" draw:marker-end="Arrowheads_20_2" draw:textarea-vertical-align="top"/>
      <style:paragraph-properties style:writing-mode="lr-tb"/>
    </style:style>
    <style:style style:name="gr10" style:family="graphic" style:parent-style-name="objectwithoutfill">
      <style:graphic-properties svg:stroke-width="0cm" svg:stroke-color="#666666" draw:marker-start="Arrowheads_20_7" draw:marker-end="Arrowheads_20_2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style:font-name="Corbel Light" fo:font-size="10.5pt"/>
    </style:style>
    <style:style style:name="P2" style:family="paragraph">
      <style:paragraph-properties fo:margin-left="0.102cm" fo:margin-right="0.102cm" fo:margin-top="0.051cm" fo:margin-bottom="0.051cm" fo:line-height="115%" fo:text-align="start" fo:text-indent="0cm" style:writing-mode="lr-tb"/>
      <style:text-properties style:font-name="Corbel Light" fo:font-size="10.5pt"/>
    </style:style>
    <style:style style:name="P3" style:family="paragraph">
      <loext:graphic-properties draw:fill="solid" draw:fill-color="#eeeeee"/>
      <style:paragraph-properties fo:margin-left="0.102cm" fo:margin-right="0.102cm" fo:margin-top="0.051cm" fo:margin-bottom="0.051cm" fo:line-height="115%" fo:text-align="start" fo:text-indent="0cm" style:writing-mode="lr-tb"/>
      <style:text-properties style:font-name="Corbel Light" fo:font-size="10.5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style:font-name="Corbel Light" fo:font-size="10.5pt" style:font-size-asian="10.5pt" style:font-size-complex="10.5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Corbel Light" fo:font-size="10.5pt"/>
    </style:style>
    <style:style style:name="T2" style:family="text">
      <style:text-properties style:font-name="Corbel Light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 xml:id="id2" draw:id="id2">
            <draw:custom-shape draw:style-name="gr1" draw:text-style-name="P1" draw:layer="layout" svg:width="7.573cm" svg:height="0.929cm" svg:x="11.311cm" svg:y="3.427cm">
              <text:p text:style-name="P1"><text:span text:style-name="T1">&lt;interface&gt;</text:span></text:p>
              <text:p text:style-name="P1"><text:span text:style-name="T1">MagicIte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7.573cm" svg:height="0.558cm" svg:x="11.311cm" svg:y="4.356cm">
              <text:p text:style-name="P2"><text:span text:style-name="T1">+ disappear(): voi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xml:id="id1" draw:id="id1">
            <draw:custom-shape draw:style-name="gr1" draw:text-style-name="P1" draw:layer="layout" svg:width="7.573cm" svg:height="0.929cm" svg:x="5.867cm" svg:y="7.738cm">
              <text:p text:style-name="P1"><text:span text:style-name="T1">WizardIte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7.573cm" svg:height="0.558cm" svg:x="5.867cm" svg:y="8.667cm">
              <text:p text:style-name="P2"><text:span text:style-name="T1">- item: Strin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2" draw:layer="layout" svg:width="7.573cm" svg:height="1.053cm" svg:x="5.867cm" svg:y="9.225cm">
              <text:p text:style-name="P2"><text:span text:style-name="T1">+ disappear(): void</text:span></text:p>
              <text:p text:style-name="P2"><text:span text:style-name="T1">+ getItem(): Strin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xml:id="id3" draw:id="id3">
            <draw:custom-shape draw:style-name="gr1" draw:text-style-name="P1" draw:layer="layout" svg:width="7.573cm" svg:height="0.929cm" svg:x="18.884cm" svg:y="7.421cm">
              <text:p text:style-name="P1"><text:span text:style-name="T1">WizardBa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2" draw:layer="layout" svg:width="7.573cm" svg:height="0.976cm" svg:x="18.884cm" svg:y="8.35cm">
              <text:p text:style-name="P2"><text:span text:style-name="T1">- wizardItems: Array&lt;WizardItems&gt;</text:span></text:p>
              <text:p text:style-name="P2"><text:span text:style-name="T1">- wizardBags: Array&lt;WizardBag&gt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2" draw:layer="layout" svg:width="7.573cm" svg:height="3.51cm" svg:x="18.884cm" svg:y="9.308cm">
              <text:p text:style-name="P2"><text:span text:style-name="T1">+ addItem(WizardItem): void</text:span></text:p>
              <text:p text:style-name="P2"><text:span text:style-name="T1">+ addItem(WizardBag): void</text:span></text:p>
              <text:p text:style-name="P2"><text:span text:style-name="T1">+ removeItem(WizardItem): void</text:span></text:p>
              <text:p text:style-name="P2"><text:span text:style-name="T1">+ removeItem(WizardBag: void</text:span></text:p>
              <text:p text:style-name="P2"><text:span text:style-name="T1">+ getWizardItems(): Array&lt;WizardItems&gt;</text:span></text:p>
              <text:p text:style-name="P2"><text:span text:style-name="T1">+ getWizardBags(): Array&lt;WizardBags&gt;</text:span></text:p>
              <text:p text:style-name="P2"><text:span text:style-name="T1">+ disappear(): voi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6" draw:text-style-name="P3" xml:id="id4" draw:id="id4" draw:layer="layout" svg:width="7.573cm" svg:height="3.51cm" svg:x="9.994cm" svg:y="13.753cm">
            <text:p text:style-name="P2"><text:span text:style-name="T1">public void disappear() {</text:span></text:p>
            <text:p text:style-name="P2"><text:span text:style-name="T1"><text:tab/></text:span><text:span text:style-name="T1">for every item in wizardItems</text:span></text:p>
            <text:p text:style-name="P2"><text:span text:style-name="T1"><text:tab/></text:span><text:span text:style-name="T1"><text:tab/></text:span><text:span text:style-name="T1">item.disappear()</text:span></text:p>
            <text:p text:style-name="P2"><text:span text:style-name="T1"/></text:p>
            <text:p text:style-name="P2"><text:span text:style-name="T1"><text:tab/></text:span><text:span text:style-name="T1">for every bag in wizardBags</text:span></text:p>
            <text:p text:style-name="P2"><text:span text:style-name="T1"><text:tab/></text:span><text:span text:style-name="T1"><text:tab/></text:span><text:span text:style-name="T1">bag.disappear()</text:span></text:p>
            <text:p text:style-name="P2"><text:span text:style-name="T1">}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" draw:text-style-name="P4" draw:layer="layout" draw:line-skew="-0.175cm" svg:x1="9.653cm" svg:y1="7.738cm" svg:x2="15.097cm" svg:y2="4.914cm" draw:start-shape="id1" draw:start-glue-point="0" draw:end-shape="id2" draw:end-glue-point="2" svg:d="M9653 7738v-1587h5444v-1237" svg:viewBox="0 0 5445 2825">
            <text:p/>
          </draw:connector>
          <draw:connector draw:style-name="gr8" draw:text-style-name="P4" draw:layer="layout" draw:line-skew="-0.016cm" svg:x1="22.67cm" svg:y1="7.421cm" svg:x2="15.097cm" svg:y2="4.914cm" draw:start-shape="id3" draw:start-glue-point="0" draw:end-shape="id2" draw:end-glue-point="2" svg:d="M22670 7421v-1270h-7573v-1237" svg:viewBox="0 0 7574 2508">
            <text:p/>
          </draw:connector>
          <draw:connector draw:style-name="gr9" draw:text-style-name="P5" draw:layer="layout" svg:x1="26.457cm" svg:y1="10.119cm" svg:x2="18.884cm" svg:y2="4.17cm" draw:start-shape="id3" draw:start-glue-point="1" draw:end-shape="id2" draw:end-glue-point="1" svg:d="M26457 10119h500v-5949h-8073" svg:viewBox="0 0 8074 5950">
            <text:p text:style-name="P5"><text:span text:style-name="T2">0..*</text:span></text:p>
          </draw:connector>
          <draw:connector draw:style-name="gr10" draw:text-style-name="P6" draw:layer="layout" draw:line-skew="0.316cm" svg:x1="21.806cm" svg:y1="12.387cm" svg:x2="13.78cm" svg:y2="13.753cm" draw:end-shape="id4" draw:end-glue-point="0" svg:d="M21806 12387v749h-8026v617" svg:viewBox="0 0 8027 1367">
            <text:p/>
          </draw:connector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rbel Light1" svg:font-family="'Corbel Light'" style:font-family-generic="swiss" style:font-pitch="variable"/>
    <style:font-face style:name="Corbel Light" svg:font-family="'Corbel Light'" style:font-adornments="Regular" style:font-family-generic="swiss" style:font-pitch="variable"/>
    <style:font-face style:name="Noto Sans1" svg:font-family="'Noto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3000 3000" svg:d="M1500 0l1500 3000h-3000zM1500 447l-1176 2353h2353z"/>
    <draw:marker draw:name="Arrowheads_20_4" draw:display-name="Arrowheads 4" svg:viewBox="0 0 3000 6000" svg:d="M1500 0l1500 3000-1500 3000-1500-3000zM1500 447l-1276 2553 1276 2553 1276-2553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3.02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9-09T22:03:18.771000000</meta:creation-date>
    <dc:date>2020-09-12T03:59:18.904000000</dc:date>
    <meta:editing-duration>PT2H18M37S</meta:editing-duration>
    <meta:editing-cycles>13</meta:editing-cycles>
    <meta:generator>LibreOffice/7.0.0.3$Windows_X86_64 LibreOffice_project/8061b3e9204bef6b321a21033174034a5e2ea88e</meta:generator>
    <meta:document-statistic meta:object-count="17"/>
  </office:meta>
</office:document-meta>
</file>